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with gamma=0.95, ratio of confidence intervals with known variance and unknown varianc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L'/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TINV(2*(1-0.975);[.A3]-1)/NORMINV((1+0.95)/2;0;1)" office:value-type="float" office:value="6.4828766428361" calcext:value-type="float">
            <text:p>6.48287664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TINV(2*(1-0.975);[.A4]-1)/NORMINV((1+0.95)/2;0;1)" office:value-type="float" office:value="2.19527132319177" calcext:value-type="float">
            <text:p>2.19527132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TINV(2*(1-0.975);[.A5]-1)/NORMINV((1+0.95)/2;0;1)" office:value-type="float" office:value="1.62372693089589" calcext:value-type="float">
            <text:p>1.62372693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TINV(2*(1-0.975);[.A6]-1)/NORMINV((1+0.95)/2;0;1)" office:value-type="float" office:value="1.4165796550845" calcext:value-type="float">
            <text:p>1.41657965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TINV(2*(1-0.975);[.A7]-1)/NORMINV((1+0.95)/2;0;1)" office:value-type="float" office:value="1.31154544466773" calcext:value-type="float">
            <text:p>1.31154544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TINV(2*(1-0.975);[.A8]-1)/NORMINV((1+0.95)/2;0;1)" office:value-type="float" office:value="1.24844735436258" calcext:value-type="float">
            <text:p>1.24844735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TINV(2*(1-0.975);[.A9]-1)/NORMINV((1+0.95)/2;0;1)" office:value-type="float" office:value="1.20646311373303" calcext:value-type="float">
            <text:p>1.20646311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TINV(2*(1-0.975);[.A10]-1)/NORMINV((1+0.95)/2;0;1)" office:value-type="float" office:value="1.17655434150506" calcext:value-type="float">
            <text:p>1.17655434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formula="of:=TINV(2*(1-0.975);[.A11]-1)/NORMINV((1+0.95)/2;0;1)" office:value-type="float" office:value="1.15418302613814" calcext:value-type="float">
            <text:p>1.15418302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formula="of:=TINV(2*(1-0.975);[.A12]-1)/NORMINV((1+0.95)/2;0;1)" office:value-type="float" office:value="1.13682642618005" calcext:value-type="float">
            <text:p>1.136826426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formula="of:=TINV(2*(1-0.975);[.A13]-1)/NORMINV((1+0.95)/2;0;1)" office:value-type="float" office:value="1.12297224717022" calcext:value-type="float">
            <text:p>1.122972247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formula="of:=TINV(2*(1-0.975);[.A14]-1)/NORMINV((1+0.95)/2;0;1)" office:value-type="float" office:value="1.1116596258163" calcext:value-type="float">
            <text:p>1.11165962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formula="of:=TINV(2*(1-0.975);[.A15]-1)/NORMINV((1+0.95)/2;0;1)" office:value-type="float" office:value="1.10224916044555" calcext:value-type="float">
            <text:p>1.102249160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formula="of:=TINV(2*(1-0.975);[.A16]-1)/NORMINV((1+0.95)/2;0;1)" office:value-type="float" office:value="1.09429903040852" calcext:value-type="float">
            <text:p>1.09429903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formula="of:=TINV(2*(1-0.975);[.A17]-1)/NORMINV((1+0.95)/2;0;1)" office:value-type="float" office:value="1.08749424090053" calcext:value-type="float">
            <text:p>1.08749424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formula="of:=TINV(2*(1-0.975);[.A18]-1)/NORMINV((1+0.95)/2;0;1)" office:value-type="float" office:value="1.08160421106857" calcext:value-type="float">
            <text:p>1.08160421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formula="of:=TINV(2*(1-0.975);[.A19]-1)/NORMINV((1+0.95)/2;0;1)" office:value-type="float" office:value="1.07645629943982" calcext:value-type="float">
            <text:p>1.076456299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formula="of:=TINV(2*(1-0.975);[.A20]-1)/NORMINV((1+0.95)/2;0;1)" office:value-type="float" office:value="1.07191869688058" calcext:value-type="float">
            <text:p>1.07191869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TINV(2*(1-0.975);[.A21]-1)/NORMINV((1+0.95)/2;0;1)" office:value-type="float" office:value="1.06788903822612" calcext:value-type="float">
            <text:p>1.0678890382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ur" style:country-complex="PK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fees Nastaleeq" style:font-family-complex="'Nafees Nastaleeq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0:52:03.157433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06:39:50.449110078</meta:creation-date>
    <dc:date>2018-10-30T10:57:10.757024953</dc:date>
    <meta:editing-duration>PT9M49S</meta:editing-duration>
    <meta:editing-cycles>2</meta:editing-cycles>
    <meta:generator>LibreOffice/4.2.8.2$Linux_x86 LibreOffice_project/420m0$Build-2</meta:generator>
    <meta:document-statistic meta:table-count="1" meta:cell-count="45" meta:object-count="0"/>
  </office:meta>
</office:document-meta>
</file>